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Test2.test_error_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FieldTest2.test_error_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Field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Field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FieldTest2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FieldTest2.test_error_nu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umFieldTest2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